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cccccc" draw:fill-gradient-name="cilindro-cinza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e5b27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solid" draw:fill-color="#ff66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dc23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solid" draw:fill-color="#6633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gradient" draw:fill-color="#99ccff" draw:fill-gradient-name="Gradient_20_10" draw:opacity="25%" draw:textarea-horizontal-align="center" draw:textarea-vertical-align="middle" draw:shadow-opacity="25%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solid" draw:fill-color="#94476b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="solid" draw:fill-color="#0047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solid" draw:fill-color="#008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solid" draw:fill-color="#e6e64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5cm" svg:height="3cm" draw:transform="rotate (1.5707963267946) translate (21.285cm 12.907cm)">
          <text:p/>
          <draw:enhanced-geometry svg:viewBox="0 0 88 21600" draw:glue-points="44 ?f6 44 0 0 10800 44 21600 88 10800" draw:text-areas="0 ?f6 88 ?f3" draw:type="can" draw:modifiers="1079.640119960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20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8cm" svg:height="3cm" draw:transform="rotate (1.5707963267946) translate (18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4.5cm" draw:transform="rotate (1.5707963267946) translate (15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7217.596089757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8cm" svg:height="3cm" draw:transform="rotate (1.5707963267946) translate (14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12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8cm" svg:height="3cm" draw:transform="rotate (1.5707963267946) translate (11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9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8cm" svg:height="3cm" draw:transform="rotate (1.5707963267946) translate (8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6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8cm" svg:height="3cm" draw:transform="rotate (1.5707963267946) translate (5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3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0.5cm" svg:height="3cm" draw:transform="rotate (1.5707963267946) translate (1.385cm 12.907cm)">
          <text:p/>
          <draw:enhanced-geometry svg:viewBox="0 0 88 21600" draw:glue-points="44 ?f6 44 0 0 10800 44 21600 88 10800" draw:text-areas="0 ?f6 88 ?f3" draw:type="can" draw:modifiers="1079.640119960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8" draw:text-style-name="P1" draw:layer="layout" svg:width="22.5cm" svg:height="13cm" svg:x="2.635cm" svg:y="4.135cm">
          <text:p/>
        </draw:rect>
      </draw:page>
      <draw:page draw:name="page2" draw:style-name="dp1" draw:master-page-name="Default">
        <office:forms form:automatic-focus="false" form:apply-design-mode="false"/>
        <draw:custom-shape draw:style-name="gr2" draw:text-style-name="P1" draw:layer="layout" svg:width="8cm" svg:height="3cm" draw:transform="rotate (1.5707963267946) translate (20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8cm" svg:height="3cm" draw:transform="rotate (1.5707963267946) translate (18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4.5cm" draw:transform="rotate (1.5707963267946) translate (15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7217.596089757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8cm" svg:height="3cm" draw:transform="rotate (1.5707963267946) translate (14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12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8cm" svg:height="3cm" draw:transform="rotate (1.5707963267946) translate (11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9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8cm" svg:height="3cm" draw:transform="rotate (1.5707963267946) translate (8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6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8cm" svg:height="3cm" draw:transform="rotate (1.5707963267946) translate (5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3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8" draw:text-style-name="P1" draw:layer="layout" svg:width="22.5cm" svg:height="13cm" svg:x="2.635cm" svg:y="4.135cm">
          <text:p/>
        </draw:rect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0.5cm" svg:height="3cm" draw:transform="rotate (1.5707963267946) translate (21.285cm 12.907cm)">
          <text:p/>
          <draw:enhanced-geometry svg:viewBox="0 0 88 21600" draw:glue-points="44 ?f6 44 0 0 10800 44 21600 88 10800" draw:text-areas="0 ?f6 88 ?f3" draw:type="can" draw:modifiers="1079.640119960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20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8cm" svg:height="3cm" draw:transform="rotate (1.5707963267946) translate (18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4.5cm" draw:transform="rotate (1.5707963267946) translate (15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7217.596089757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8cm" svg:height="3cm" draw:transform="rotate (1.5707963267946) translate (14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12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8cm" svg:height="3cm" draw:transform="rotate (1.5707963267946) translate (11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9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8cm" svg:height="3cm" draw:transform="rotate (1.5707963267946) translate (8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6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8cm" svg:height="3cm" draw:transform="rotate (1.5707963267946) translate (5.1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8cm" svg:height="3cm" draw:transform="rotate (1.5707963267946) translate (3.635cm 16.635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8" draw:text-style-name="P1" draw:layer="layout" svg:width="22.5cm" svg:height="13cm" svg:x="2.635cm" svg:y="4.135cm">
          <text:p/>
        </draw:rect>
        <draw:custom-shape draw:style-name="gr1" draw:text-style-name="P1" draw:layer="layout" svg:width="0.5cm" svg:height="3cm" draw:transform="rotate (1.5707963267946) translate (1.385cm 12.907cm)">
          <text:p/>
          <draw:enhanced-geometry svg:viewBox="0 0 88 21600" draw:glue-points="44 ?f6 44 0 0 10800 44 21600 88 10800" draw:text-areas="0 ?f6 88 ?f3" draw:type="can" draw:modifiers="1079.640119960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axial" draw:start-color="#ffffff" draw:end-color="#666666" draw:start-intensity="100%" draw:end-intensity="100%" draw:angle="0" draw:border="0%"/>
    <draw:gradient draw:name="cilindro-cinza" draw:style="axial" draw:start-color="#ffffff" draw:end-color="#b3b3b3" draw:start-intensity="90%" draw:end-intensity="100%" draw:angle="0" draw:border="1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4-08T01:26:08</meta:creation-date>
    <dc:date>2006-04-08T12:45:35</dc:date>
    <dc:language>en-US</dc:language>
    <meta:editing-cycles>6</meta:editing-cycles>
    <meta:editing-duration>PT54M52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